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634in"/>
    </style:style>
    <style:style style:name="co4" style:family="table-column">
      <style:table-column-properties fo:break-before="auto" style:column-width="2.8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1">
      <style:table-cell-properties fo:background-color="#00a933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4" table:number-columns-repeated="4"/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laze, Learned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  <table:table-cell office:value-type="string" calcext:value-type="string">
            <text:p>Blaze, Learn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aze, Pretty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laze, Pretty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ister, Smart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lister, Smar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ue, Flamesilk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Blue, Flamesilk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oa, Immortal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oa, Immortal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urn, Strong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urn, Strong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hameleon, Shapeshifter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hameleon, Shapeshif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lay, Defen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lay, Defen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learsight, Se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learsight, Se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oral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ral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ricket, Scientist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ricket, Scienti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, Animus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, Anim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, Returned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, Return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Fathom, Companion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athom, Companio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Freedom, Free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eedom, Free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Glory, Lea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lory, Lea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Glory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lory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Hailstorm, Lost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Hailstorm, Lo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Hope, Renewed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Hope, Renew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Indigo, Warrior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ndigo, Vengeful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nsform only, no cast</text:p>
          </table:table-cell>
        </table:table-row>
        <table:table-row table:style-name="ro1">
          <table:table-cell office:value-type="string" calcext:value-type="string">
            <text:p>Kinkajou, Fight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Indigo, Warri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Luna, Surviv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Kinkajou, Figh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Lynx, Advis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una, Surviv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oon, Mindrea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ynx, Advis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oorhen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oon, Mindrea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orrowseer, Prophet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orhen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eacemaker, Dragonet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orrowseer, Prophe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eril, Firescales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eacemaker, Dragone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yrite, Found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eril, Firescale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Qibli, Rogue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yrite, Foun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Ruby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Qibli, Rogue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carlet, Vicious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uby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ky, Snail Enthusiast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carlet, Vicio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nowfall, Princess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ky, Snail Enthusia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nowfall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nowfall, Princes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tarflight, Teach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nowfall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undew, Revolutionary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tarflight, Teach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unny, Peacekeep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undew, Revolutionary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e First Animus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unny, Peacekeep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orn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e First Anim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orn, Scorpion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orn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sunami, Warri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orn, Scorpio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urtle, Writ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sunami, Warri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hiteout, Paint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urtle, Wri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inter, Royal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hiteout, Pain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ren, Ambassador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inter, Royal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’s Bracelet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ren, Ambassad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’s Scroll</text:p>
          </table:table-cell>
          <table:table-cell office:value-type="string" calcext:value-type="string">
            <text:p>Artifact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’s Bracelet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Doubling Bowl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’s Scrol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Eye of Onyx</text:p>
          </table:table-cell>
          <table:table-cell office:value-type="string" calcext:value-type="string">
            <text:p>Artifact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oubling Bow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Fearless’ Bracelet</text:p>
          </table:table-cell>
          <table:table-cell office:value-type="string" calcext:value-type="string">
            <text:p>Artifact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Eye of Onyx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Indigo, Trapped</text:p>
          </table:table-cell>
          <table:table-cell office:value-type="string" calcext:value-type="string">
            <text:p>Artifact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earless’ Bracelet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Invisibility Stick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ndigo, Trapped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Mightyclaws’ Earring</text:p>
          </table:table-cell>
          <table:table-cell office:value-type="string" calcext:value-type="string">
            <text:p>Artifact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nvisibility Stick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Orca’s Statue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ightyclaws’ Earring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Pyrite’s Necklace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rca’s Statue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Searching Coral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yrite’s Necklace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Moon Globe Tree</text:p>
          </table:table-cell>
          <table:table-cell office:value-type="string" calcext:value-type="string">
            <text:p>Artifact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arching Cora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Obsidian Mirror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e Moon Globe Tree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urtle’s Rock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e Obsidian Mirror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Brightest Night</text:p>
          </table:table-cell>
          <table:table-cell office:value-type="string" calcext:value-type="string">
            <text:p>Sorce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urtle’s Rock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Dragonet Prophecy</text:p>
          </table:table-cell>
          <table:table-cell office:value-type="string" calcext:value-type="string">
            <text:p>Enchantmen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he Brightest Night</text:p>
          </table:table-cell>
          <table:table-cell office:value-type="string" calcext:value-type="string">
            <text:p>Sorcery</text:p>
          </table:table-cell>
          <table:table-cell/>
        </table:table-row>
        <table:table-row table:style-name="ro1">
          <table:table-cell office:value-type="string" calcext:value-type="string">
            <text:p>The Scorching</text:p>
          </table:table-cell>
          <table:table-cell office:value-type="string" calcext:value-type="string">
            <text:p>Sorcer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e Dragonet Prophecy</text:p>
          </table:table-cell>
          <table:table-cell office:value-type="string" calcext:value-type="string">
            <text:p>Enchantment</text:p>
          </table:table-cell>
          <table:table-cell/>
        </table:table-row>
        <table:table-row table:style-name="ro1">
          <table:table-cell table:number-columns-repeated="2"/>
          <table:table-cell table:formula="of:=SUM([.C2:.C64])" office:value-type="float" office:value="207" calcext:value-type="float">
            <text:p>207</text:p>
          </table:table-cell>
          <table:table-cell table:style-name="ce3" table:formula="of:=SUM([.D2:.D64])" office:value-type="float" office:value="36" calcext:value-type="float">
            <text:p>36</text:p>
          </table:table-cell>
          <table:table-cell table:style-name="ce3" table:formula="of:=SUM([.E2:.E64])" office:value-type="float" office:value="17" calcext:value-type="float">
            <text:p>17</text:p>
          </table:table-cell>
          <table:table-cell table:style-name="ce3" table:formula="of:=SUM([.F2:.F64])" office:value-type="float" office:value="24" calcext:value-type="float">
            <text:p>24</text:p>
          </table:table-cell>
          <table:table-cell table:style-name="ce3" table:formula="of:=SUM([.G2:.G64])" office:value-type="float" office:value="21" calcext:value-type="float">
            <text:p>21</text:p>
          </table:table-cell>
          <table:table-cell table:style-name="ce3" table:formula="of:=SUM([.H2:.H64])" office:value-type="float" office:value="20" calcext:value-type="float">
            <text:p>20</text:p>
          </table:table-cell>
          <table:table-cell table:style-name="ce3"/>
          <table:table-cell office:value-type="string" calcext:value-type="string">
            <text:p>Total: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2"/>
          <table:table-cell office:value-type="string" calcext:value-type="string">
            <text:p>The Scorching</text:p>
          </table:table-cell>
          <table:table-cell office:value-type="string" calcext:value-type="string">
            <text:p>Sorcery</text:p>
          </table:table-cell>
          <table:table-cell/>
        </table:table-row>
        <table:table-row table:style-name="ro1">
          <table:table-cell table:number-columns-repeated="9"/>
          <table:table-cell table:style-name="ce3" office:value-type="string" calcext:value-type="string">
            <text:p>Average: </text:p>
          </table:table-cell>
          <table:table-cell table:style-name="ce5" table:formula="of:=SUM([.C65]+[.D65]+[.E65]+[.F65]+[.G65]+[.H65]) / [.K65]" office:value-type="float" office:value="5.15873015873016" calcext:value-type="float">
            <text:p>5.16</text:p>
          </table:table-cell>
          <table:table-cell table:number-columns-repeated="3"/>
          <table:table-cell office:value-type="string" calcext:value-type="string">
            <text:p>Jade Mountain Academy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Diamond Caves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%</text:p>
          </table:table-cell>
          <table:table-cell table:number-columns-repeated="4"/>
          <table:table-cell office:value-type="string" calcext:value-type="string">
            <text:p>The Great Ice Cliff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B%</text:p>
          </table:table-cell>
          <table:table-cell table:number-columns-repeated="4"/>
          <table:table-cell office:value-type="string" calcext:value-type="string">
            <text:p>The Poison Jungle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U%</text:p>
          </table:table-cell>
          <table:table-cell table:number-columns-repeated="4"/>
          <table:table-cell office:value-type="string" calcext:value-type="string">
            <text:p>The Skywing Arena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R%</text:p>
          </table:table-cell>
          <table:table-cell table:number-columns-repeated="4"/>
          <table:table-cell office:value-type="string" calcext:value-type="string">
            <text:p>Where-No-Dragon-Goes-Hungry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%</text:p>
          </table:table-cell>
          <table:table-cell table:number-columns-repeated="4"/>
          <table:table-cell office:value-type="string" calcext:value-type="string">
            <text:p>Dragonet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Flamesilk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oon Globe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udwing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Outclaw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eawing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 table:number-rows-repeated="104849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13:40:54.042000000</meta:creation-date>
    <dc:date>2024-12-15T14:05:38.527000000</dc:date>
    <meta:editing-duration>PT1M26S</meta:editing-duration>
    <meta:editing-cycles>1</meta:editing-cycles>
    <meta:document-statistic meta:table-count="1" meta:cell-count="683" meta:object-count="0"/>
    <meta:generator>LibreOffice/24.8.3.2$Windows_X86_64 LibreOffice_project/48a6bac9e7e268aeb4c3483fcf825c94556d9f92</meta:generator>
  </office:meta>
</office:document-meta>
</file>